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640000019D0FD269DF359F29B9.png" manifest:media-type="image/png"/>
  <manifest:file-entry manifest:full-path="Pictures/10000201000003C2000003DBC314B6636A492A29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 style:list-style-name="L2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MAIN_5f_POINT-title" style:list-style-name="L7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MAIN_5f_POIN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NE_5f_COLUMN_5f_TEXT-title" style:list-style-name="L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2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3" style:family="presentation" style:parent-style-name="ONE_5f_COLUMN_5f_TEX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ONE_5f_COLUMN_5f_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1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6" style:family="presentation" style:parent-style-name="CUSTOM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7" style:family="presentation" style:parent-style-name="CUSTOM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TWO_5f_COLUMNS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2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CUSTOM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5" style:family="presentation" style:parent-style-name="CUSTOM_5f_2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IG_5f_NUMBER-title" style:list-style-name="L11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7" style:family="presentation" style:parent-style-name="BIG_5f_NUMBER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8" style:family="presentation" style:parent-style-name="BIG_5f_NUMB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9" style:family="presentation" style:parent-style-name="BIG_5f_NUMB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3" style:family="presentation" style:parent-style-name="CAPTION_5f_ONLY-outline1" style:list-style-name="L12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4" style:family="presentation" style:parent-style-name="CAPTION_5f_ONL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mfortaa" fo:font-size="52pt" fo:letter-spacing="normal" fo:font-style="normal" style:text-underline-style="none" fo:font-weight="normal" style:font-name-asian="Comfortaa" style:font-size-asian="52pt" style:font-style-asian="normal" style:font-weight-asian="normal" style:font-name-complex="Comfortaa" style:font-size-complex="5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font-style="normal" style:text-underline-style="none" fo:font-weight="normal" style:font-name-asian="Comfortaa" style:font-size-asian="48pt" style:font-style-asian="normal" style:font-weight-asian="normal" style:font-name-complex="Comfortaa" style:font-size-complex="48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mfortaa" fo:font-size="24pt" fo:letter-spacing="normal" fo:font-style="normal" style:text-underline-style="none" fo:font-weight="normal" style:font-name-asian="Comfortaa" style:font-size-asian="24pt" style:font-style-asian="normal" style:font-weight-asian="normal" style:font-name-complex="Comfortaa" style:font-size-complex="24pt" style:font-style-complex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Comfortaa" fo:font-size="12pt" fo:letter-spacing="normal" fo:font-style="normal" style:text-underline-style="none" fo:font-weight="normal" style:font-name-asian="Comfortaa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mfortaa" fo:font-size="28pt" fo:letter-spacing="normal" fo:font-style="normal" style:text-underline-style="none" fo:font-weight="normal" style:font-name-asian="Comfortaa" style:font-size-asian="28pt" style:font-style-asian="normal" style:font-weight-asian="normal" style:font-name-complex="Comfortaa" style:font-size-complex="28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omic Sans MS" fo:font-size="120pt" fo:letter-spacing="normal" fo:font-style="normal" style:text-underline-style="none" fo:font-weight="normal" style:font-name-asian="Comic Sans MS" style:font-size-asian="120pt" style:font-style-asian="normal" style:font-weight-asian="normal" style:font-name-complex="Comic Sans MS" style:font-size-complex="120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P16" style:family="paragraph">
      <loext:graphic-properties draw:fill="none"/>
      <style:paragraph-properties fo:margin-left="1.27cm" fo:margin-right="0cm" fo:margin-top="0cm" fo:margin-bottom="0cm" fo:line-height="100%" fo:text-align="center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Comfortaa" fo:font-size="13pt" fo:letter-spacing="normal" fo:font-style="normal" style:text-underline-style="none" fo:font-weight="normal" style:font-name-asian="Comfortaa" style:font-size-asian="13pt" style:font-style-asian="normal" style:font-weight-asian="normal" style:font-name-complex="Comfortaa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Comforta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24cm" text:min-label-width="0.846cm"/>
        <style:text-properties style:font-name="Comforta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Comfortaa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9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0;p16" presentation:style-name="pr1" draw:text-style-name="P1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81;p16" presentation:style-name="pr2" draw:text-style-name="P2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77;g3b8317a2f2_1_29:notes" draw:style-name="gr1" draw:layer="layout" svg:width="16.932cm" svg:height="9.524cm" svg:x="1.059cm" svg:y="1.905cm" draw:page-number="1" presentation:class="page"/>
          <draw:frame draw:name="Google Shape;78;g3b8317a2f2_1_29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86;p17" presentation:style-name="pr4" draw:text-style-name="P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87;p17" presentation:style-name="pr5" draw:text-style-name="P5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8;p17" presentation:style-name="pr6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83;g3b8317a2f2_1_36:notes" draw:style-name="gr1" draw:layer="layout" svg:width="16.932cm" svg:height="9.524cm" svg:x="1.059cm" svg:y="1.905cm" draw:page-number="2" presentation:class="page"/>
          <draw:frame draw:name="Google Shape;84;g3b8317a2f2_1_36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IN_5f_POINT">
        <draw:frame draw:name="Google Shape;93;p18" presentation:style-name="pr8" draw:text-style-name="P8" draw:layer="layout" svg:width="17.687cm" svg:height="11.362cm" svg:x="1.362cm" svg:y="1.25cm" presentation:class="title" presentation:placeholder="true" presentation:user-transformed="true">
          <draw:text-box/>
        </draw:frame>
        <draw:frame draw:name="Google Shape;94;p18" presentation:style-name="pr9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90;g3b8317a2f2_1_42:notes" draw:style-name="gr1" draw:layer="layout" svg:width="16.932cm" svg:height="9.524cm" svg:x="1.059cm" svg:y="1.905cm" draw:page-number="3" presentation:class="page"/>
          <draw:frame draw:name="Google Shape;91;g3b8317a2f2_1_42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NE_5f_COLUMN_5f_TEXT">
        <draw:frame draw:name="Google Shape;99;p19" presentation:style-name="pr11" draw:text-style-name="P9" draw:layer="layout" svg:width="7.799cm" svg:height="2.098cm" svg:x="0.866cm" svg:y="1.543cm" presentation:class="title" presentation:placeholder="true" presentation:user-transformed="true">
          <draw:text-box/>
        </draw:frame>
        <draw:frame draw:name="Google Shape;100;p19" presentation:style-name="pr12" draw:text-style-name="P7" draw:layer="layout" svg:width="5.065cm" svg:height="1.092cm" svg:x="20.2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Google Shape;101;p19" presentation:style-name="pr13" draw:text-style-name="P10" draw:layer="layout" svg:width="7.799cm" svg:height="8.831cm" svg:x="0.866cm" svg:y="3.86cm" presentation:class="outline" presentation:placeholder="true" presentation:user-transformed="true">
          <draw:text-box/>
        </draw:frame>
        <presentation:notes draw:style-name="dp2">
          <draw:page-thumbnail draw:name="Google Shape;96;g3b8317a2f2_1_48:notes" draw:style-name="gr1" draw:layer="layout" svg:width="16.932cm" svg:height="9.524cm" svg:x="1.059cm" svg:y="1.905cm" draw:page-number="4" presentation:class="page"/>
          <draw:frame draw:name="Google Shape;97;g3b8317a2f2_1_48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">
        <draw:frame draw:name="Google Shape;106;p20" presentation:style-name="pr15" draw:text-style-name="P11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7;p20" presentation:style-name="pr16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103;g3b8317a2f2_1_60:notes" draw:style-name="gr1" draw:layer="layout" svg:width="16.932cm" svg:height="9.524cm" svg:x="1.059cm" svg:y="1.905cm" draw:page-number="5" presentation:class="page"/>
          <draw:frame draw:name="Google Shape;104;g3b8317a2f2_1_6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TWO_5f_COLUMNS" presentation:presentation-page-layout-name="AL3T3">
        <draw:frame draw:name="Google Shape;112;p21" presentation:style-name="pr18" draw:text-style-name="P4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13;p21" presentation:style-name="pr19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Google Shape;114;p21" presentation:style-name="pr20" draw:text-style-name="P12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15;p21" presentation:style-name="pr21" draw:text-style-name="P12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109;g3b8317a2f2_1_66:notes" draw:style-name="gr1" draw:layer="layout" svg:width="16.932cm" svg:height="9.524cm" svg:x="1.059cm" svg:y="1.905cm" draw:page-number="6" presentation:class="page"/>
          <draw:frame draw:name="Google Shape;110;g3b8317a2f2_1_66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2">
        <draw:frame draw:name="Google Shape;120;p22" presentation:style-name="pr23" draw:text-style-name="P13" draw:layer="layout" svg:width="23.667cm" svg:height="1.59cm" svg:x="0.866cm" svg:y="10.55cm" presentation:class="title" presentation:placeholder="true" presentation:user-transformed="true">
          <draw:text-box/>
        </draw:frame>
        <draw:frame draw:name="Google Shape;121;p22" presentation:style-name="pr24" draw:text-style-name="P7" draw:layer="layout" svg:width="1.523cm" svg:height="1.092cm" svg:x="23.769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117;g3b8317a2f2_3_6:notes" draw:style-name="gr1" draw:layer="layout" svg:width="16.932cm" svg:height="9.524cm" svg:x="1.059cm" svg:y="1.905cm" draw:page-number="7" presentation:class="page"/>
          <draw:frame draw:name="Google Shape;118;g3b8317a2f2_3_6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IG_5f_NUMBER">
        <draw:frame draw:name="Google Shape;126;p23" presentation:style-name="pr26" draw:text-style-name="P14" draw:layer="layout" svg:width="23.667cm" svg:height="5.453cm" svg:x="0.866cm" svg:y="3.073cm" presentation:class="title" presentation:placeholder="true" presentation:user-transformed="true">
          <draw:text-box/>
        </draw:frame>
        <draw:frame draw:name="Google Shape;127;p23" presentation:style-name="pr27" draw:text-style-name="P15" draw:layer="layout" svg:width="23.667cm" svg:height="3.612cm" svg:x="0.866cm" svg:y="8.756cm" presentation:class="outline" presentation:placeholder="true" presentation:user-transformed="true">
          <draw:text-box/>
        </draw:frame>
        <draw:frame draw:name="Google Shape;128;p23" presentation:style-name="pr28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123;g3b8317a2f2_1_54:notes" draw:style-name="gr1" draw:layer="layout" svg:width="16.932cm" svg:height="9.524cm" svg:x="1.059cm" svg:y="1.905cm" draw:page-number="8" presentation:class="page"/>
          <draw:frame draw:name="Google Shape;124;g3b8317a2f2_1_54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draw:frame draw:name="Google Shape;133;p24" presentation:style-name="pr30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presentation:notes draw:style-name="dp2">
          <draw:page-thumbnail draw:name="Google Shape;130;g3b8317a2f2_1_73:notes" draw:style-name="gr1" draw:layer="layout" svg:width="16.932cm" svg:height="9.524cm" svg:x="1.059cm" svg:y="1.905cm" draw:page-number="9" presentation:class="page"/>
          <draw:frame draw:name="Google Shape;131;g3b8317a2f2_1_73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APTION_5f_ONLY">
        <draw:frame draw:name="Google Shape;138;p25" presentation:style-name="pr32" draw:text-style-name="P7" draw:layer="layout" svg:width="5.065cm" svg:height="1.092cm" svg:x="20.334cm" svg:y="13.194cm" presentation:class="page-number" presentation:user-transformed="true">
          <draw:text-box>
            <text:p text:style-name="P6"><text:span text:style-name="T1"><text:page-number>&lt;number&gt;</text:page-number></text:span></text:p>
          </draw:text-box>
        </draw:frame>
        <draw:frame draw:name="Google Shape;139;p25" presentation:style-name="pr33" draw:text-style-name="P16" draw:layer="layout" svg:width="16.662cm" svg:height="1.68cm" svg:x="4.305cm" svg:y="11.513cm" presentation:class="outline" presentation:placeholder="true" presentation:user-transformed="true">
          <draw:text-box/>
        </draw:frame>
        <presentation:notes draw:style-name="dp2">
          <draw:page-thumbnail draw:name="Google Shape;135;g3b8317a2f2_1_79:notes" draw:style-name="gr1" draw:layer="layout" svg:width="16.932cm" svg:height="9.524cm" svg:x="1.059cm" svg:y="1.905cm" draw:page-number="10" presentation:class="page"/>
          <draw:frame draw:name="Google Shape;136;g3b8317a2f2_1_79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Comic Sans MS" svg:font-family="'Comic Sans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073763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073763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fffff"/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shrink-to-fit" style:shrink-to-fit="true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7376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062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8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1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CUSTOM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3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5f_AND_5f_TWO_5f_COLUMN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6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CUSTOM_5f_2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CUSTOM_5f_2-backgroundobjects">
      <style:graphic-properties draw:stroke="none" draw:fill="none" draw:fill-color="#ffffff" draw:auto-grow-height="false" fo:min-height="1.27cm"/>
    </style:style>
    <style:style style:name="Mpr20" style:family="presentation" style:parent-style-name="CUSTOM_5f_2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IG_5f_NUMBER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2" style:family="presentation" style:parent-style-name="BIG_5f_NUMBER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4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CAPTION_5f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9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Comfortaa" fo:font-size="13pt" fo:letter-spacing="normal" fo:font-style="normal" style:text-underline-style="none" fo:font-weight="normal" style:font-name-asian="Comfortaa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omic Sans MS" fo:font-size="120pt" fo:letter-spacing="normal" fo:font-style="normal" style:text-underline-style="none" fo:font-weight="normal" style:font-name-asian="Comic Sans MS" style:font-size-asian="120pt" style:font-style-asian="normal" style:font-weight-asian="normal" style:font-name-complex="Comic Sans MS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draw:style-name="Mgr3" draw:text-style-name="MP5" draw:layer="backgroundobjects" svg:width="2.873cm" svg:height="2.948cm" svg:x="16.374cm" svg:y="10.389cm">
        <draw:image xlink:href="Pictures/10000201000003C2000003DBC314B6636A492A29.png" xlink:type="simple" xlink:show="embed" xlink:actuate="onLoad">
          <text:p/>
        </draw:image>
      </draw:frame>
      <draw:custom-shape draw:name="Google Shape;13;p2" draw:style-name="Mgr4" draw:text-style-name="MP5" draw:layer="backgroundobjects" svg:width="0.028cm" svg:height="3.16cm" svg:x="19.659cm" svg:y="10.17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4;p2" draw:style-name="Mgr5" draw:text-style-name="MP7" draw:layer="backgroundobjects" svg:width="5.065cm" svg:height="3.072cm" svg:x="19.911cm" svg:y="10.105cm">
        <text:p text:style-name="MP6"><text:span text:style-name="MT1"/></text:p>
        <text:p text:style-name="MP6"><text:span text:style-name="MT2">THE</text:span></text:p>
        <text:p text:style-name="MP6"><text:span text:style-name="MT2">CARPENTRIE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4;p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6;p5" presentation:style-name="Mpr3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27;p5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custom-shape draw:name="Google Shape;44;p9" draw:style-name="Mgr6" draw:text-style-name="MP10" draw:layer="backgroundobjects" svg:width="25.399cm" svg:height="2.104cm" svg:x="0cm" svg:y="12.1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9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46;p9" presentation:style-name="Mpr6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47;p9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8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8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8" presentation:style-name="Mpr9" draw:text-style-name="MP9" draw:layer="backgroundobjects" svg:width="5.065cm" svg:height="1.092cm" svg:x="20.2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42;p8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2">
      <draw:frame draw:name="Google Shape;72;p15" presentation:style-name="CUSTOM_5f_1-title" draw:layer="backgroundobjects" svg:width="23.667cm" svg:height="1.59cm" svg:x="0.866cm" svg:y="1.236cm" presentation:class="title" presentation:placeholder="true" presentation:user-transformed="true">
        <draw:text-box/>
      </draw:frame>
      <draw:custom-shape draw:name="Google Shape;73;p15" draw:style-name="Mgr6" draw:text-style-name="MP10" draw:layer="backgroundobjects" svg:width="25.399cm" svg:height="2.104cm" svg:x="0cm" svg:y="12.161cm">
        <text:p text:style-name="MP6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4;p15" presentation:style-name="Mpr12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75;p15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9;p6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32;p6" presentation:style-name="Mpr15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33;p6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1">
      <draw:frame draw:name="Google Shape;60;p12" presentation:style-name="Mpr18" draw:text-style-name="MP9" draw:layer="backgroundobjects" svg:width="1.523cm" svg:height="1.092cm" svg:x="23.769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61;p12" draw:style-name="Mgr7" draw:text-style-name="MP5" draw:layer="backgroundobjects" svg:width="25.399cm" svg:height="5.47cm" svg:x="0cm" svg:y="-0.136cm">
        <draw:image xlink:href="Pictures/10000000000005640000019D0FD269DF359F29B9.png" xlink:type="simple" xlink:show="embed" xlink:actuate="onLoad">
          <text:p/>
        </draw:image>
      </draw:frame>
      <draw:frame draw:name="Google Shape;62;p12" presentation:style-name="CUSTOM_5f_2-title" draw:layer="backgroundobjects" svg:width="23.667cm" svg:height="1.59cm" svg:x="0.866cm" svg:y="10.55cm" presentation:class="title" presentation:placeholder="true" presentation:user-transformed="true">
        <draw:text-box/>
      </draw:fram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16.931cm" svg:height="9.524cm" svg:x="1.059cm" svg:y="1.93cm" presentation:class="page"/>
        <draw:frame presentation:style-name="CUSTOM_5f_2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frame draw:name="Google Shape;64;p13" presentation:style-name="Mpr21" draw:text-style-name="MP12" draw:layer="backgroundobjects" svg:width="23.667cm" svg:height="5.453cm" svg:x="0.866cm" svg:y="3.073cm" presentation:class="title" presentation:user-transformed="true">
        <draw:text-box>
          <text:p text:style-name="MP11"><text:span text:style-name="MT4">xx%</text:span></text:p>
        </draw:text-box>
      </draw:frame>
      <draw:frame draw:name="Google Shape;65;p13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66;p13" presentation:style-name="Mpr22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67;p13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69;p14" presentation:style-name="Mpr25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70;p14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56;p11" presentation:style-name="CAPTION_5f_ONLY-outline1" draw:layer="backgroundobjects" svg:width="16.662cm" svg:height="1.68cm" svg:x="4.305cm" svg:y="11.513cm" presentation:class="outline" presentation:placeholder="true" presentation:user-transformed="true">
        <draw:text-box/>
      </draw:frame>
      <draw:frame draw:name="Google Shape;57;p11" presentation:style-name="Mpr28" draw:text-style-name="MP9" draw:layer="backgroundobjects" svg:width="5.065cm" svg:height="1.092cm" svg:x="20.334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Google Shape;58;p11" draw:style-name="Mgr3" draw:text-style-name="MP5" draw:layer="backgroundobjects" svg:width="1.924cm" svg:height="1.974cm" svg:x="0.133cm" svg:y="12.161cm">
        <draw:image xlink:href="Pictures/10000201000003C2000003DBC314B6636A492A29.png" xlink:type="simple" xlink:show="embed" xlink:actuate="onLoad">
          <text:p/>
        </draw:image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6.0.5.2$Linux_X86_64 LibreOffice_project/</meta:generator>
  </office:meta>
</office:document-meta>
</file>